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232cm" fo:min-width="18.072cm" fo:padding-top="0.139cm" fo:padding-bottom="0.139cm" fo:padding-left="0.264cm" fo:padding-right="0.264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svg:stroke-color="#000000" draw:fill="solid" draw:textarea-vertical-align="middle"/>
    </style:style>
    <style:style style:name="gr4" style:family="graphic" style:parent-style-name="standard">
      <style:graphic-properties svg:stroke-color="#ff0000" draw:fill="non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text-properties style:font-name="Arial" fo:font-size="10pt" style:font-size-asian="10pt" style:font-size-complex="10pt"/>
    </style:style>
    <style:style style:name="T1" style:family="text">
      <style:text-properties style:font-name="Arial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6cm" svg:height="0.51cm" svg:x="1.1cm" svg:y="1.9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2cm" svg:height="0.2cm" svg:x="1.37cm" svg:y="2.0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.47cm" svg:y1="2.05cm" svg:x2="1.47cm" svg:y2="2.25cm">
            <text:p/>
          </draw:line>
          <draw:line draw:style-name="gr3" draw:text-style-name="P2" draw:layer="layout" svg:x1="1.37cm" svg:y1="2.15cm" svg:x2="1.57cm" svg:y2="2.15cm">
            <text:p/>
          </draw:line>
        </draw:g>
        <draw:custom-shape draw:style-name="gr4" draw:text-style-name="P1" draw:layer="layout" svg:width="0.27cm" svg:height="0.2cm" svg:x="1.57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2cm" svg:height="0.2cm" svg:x="1.84cm" svg:y="2.0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.94cm" svg:y1="2.05cm" svg:x2="1.94cm" svg:y2="2.25cm">
            <text:p/>
          </draw:line>
          <draw:line draw:style-name="gr3" draw:text-style-name="P2" draw:layer="layout" svg:x1="1.84cm" svg:y1="2.15cm" svg:x2="2.04cm" svg:y2="2.15cm">
            <text:p/>
          </draw:line>
        </draw:g>
        <draw:custom-shape draw:style-name="gr4" draw:text-style-name="P1" draw:layer="layout" svg:width="0.27cm" svg:height="0.2cm" svg:x="2.04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2cm" svg:height="0.2cm" svg:x="2.31cm" svg:y="2.0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.41cm" svg:y1="2.05cm" svg:x2="2.41cm" svg:y2="2.25cm">
            <text:p/>
          </draw:line>
          <draw:line draw:style-name="gr3" draw:text-style-name="P2" draw:layer="layout" svg:x1="2.31cm" svg:y1="2.15cm" svg:x2="2.51cm" svg:y2="2.15cm">
            <text:p/>
          </draw:line>
        </draw:g>
        <draw:custom-shape draw:style-name="gr4" draw:text-style-name="P1" draw:layer="layout" svg:width="0.27cm" svg:height="0.2cm" svg:x="2.51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2cm" svg:height="0.2cm" svg:x="2.78cm" svg:y="2.0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.88cm" svg:y1="2.05cm" svg:x2="2.88cm" svg:y2="2.25cm">
            <text:p/>
          </draw:line>
          <draw:line draw:style-name="gr3" draw:text-style-name="P2" draw:layer="layout" svg:x1="2.78cm" svg:y1="2.15cm" svg:x2="2.98cm" svg:y2="2.15cm">
            <text:p/>
          </draw:line>
        </draw:g>
        <draw:custom-shape draw:style-name="gr4" draw:text-style-name="P1" draw:layer="layout" svg:width="0.27cm" svg:height="0.2cm" svg:x="2.98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2cm" svg:height="0.2cm" svg:x="3.25cm" svg:y="2.0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3.35cm" svg:y1="2.05cm" svg:x2="3.35cm" svg:y2="2.25cm">
            <text:p/>
          </draw:line>
          <draw:line draw:style-name="gr3" draw:text-style-name="P2" draw:layer="layout" svg:x1="3.25cm" svg:y1="2.15cm" svg:x2="3.45cm" svg:y2="2.15cm">
            <text:p/>
          </draw:line>
        </draw:g>
        <draw:custom-shape draw:style-name="gr4" draw:text-style-name="P1" draw:layer="layout" svg:width="0.27cm" svg:height="0.2cm" svg:x="3.45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2cm" svg:height="0.2cm" svg:x="3.72cm" svg:y="2.0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3.82cm" svg:y1="2.05cm" svg:x2="3.82cm" svg:y2="2.25cm">
            <text:p/>
          </draw:line>
          <draw:line draw:style-name="gr3" draw:text-style-name="P2" draw:layer="layout" svg:x1="3.72cm" svg:y1="2.15cm" svg:x2="3.92cm" svg:y2="2.15cm">
            <text:p/>
          </draw:line>
        </draw:g>
        <draw:custom-shape draw:style-name="gr4" draw:text-style-name="P1" draw:layer="layout" svg:width="0.27cm" svg:height="0.2cm" svg:x="3.92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2cm" svg:height="0.2cm" svg:x="4.19cm" svg:y="2.0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4.29cm" svg:y1="2.05cm" svg:x2="4.29cm" svg:y2="2.25cm">
            <text:p/>
          </draw:line>
          <draw:line draw:style-name="gr3" draw:text-style-name="P2" draw:layer="layout" svg:x1="4.19cm" svg:y1="2.15cm" svg:x2="4.39cm" svg:y2="2.15cm">
            <text:p/>
          </draw:line>
        </draw:g>
        <draw:custom-shape draw:style-name="gr4" draw:text-style-name="P1" draw:layer="layout" svg:width="0.27cm" svg:height="0.2cm" svg:x="4.39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2cm" svg:height="0.2cm" svg:x="4.66cm" svg:y="2.0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4.76cm" svg:y1="2.05cm" svg:x2="4.76cm" svg:y2="2.25cm">
            <text:p/>
          </draw:line>
          <draw:line draw:style-name="gr3" draw:text-style-name="P2" draw:layer="layout" svg:x1="4.66cm" svg:y1="2.15cm" svg:x2="4.86cm" svg:y2="2.15cm">
            <text:p/>
          </draw:line>
        </draw:g>
        <draw:custom-shape draw:style-name="gr4" draw:text-style-name="P1" draw:layer="layout" svg:width="0.27cm" svg:height="0.2cm" svg:x="4.86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2cm" svg:height="0.2cm" svg:x="5.13cm" svg:y="2.0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23cm" svg:y1="2.05cm" svg:x2="5.23cm" svg:y2="2.25cm">
            <text:p/>
          </draw:line>
          <draw:line draw:style-name="gr3" draw:text-style-name="P2" draw:layer="layout" svg:x1="5.13cm" svg:y1="2.15cm" svg:x2="5.33cm" svg:y2="2.15cm">
            <text:p/>
          </draw:line>
        </draw:g>
        <draw:custom-shape draw:style-name="gr4" draw:text-style-name="P1" draw:layer="layout" svg:width="0.27cm" svg:height="0.2cm" svg:x="5.33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2cm" svg:height="0.2cm" svg:x="5.6cm" svg:y="2.0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7cm" svg:y1="2.05cm" svg:x2="5.7cm" svg:y2="2.25cm">
            <text:p/>
          </draw:line>
          <draw:line draw:style-name="gr3" draw:text-style-name="P2" draw:layer="layout" svg:x1="5.6cm" svg:y1="2.15cm" svg:x2="5.8cm" svg:y2="2.15cm">
            <text:p/>
          </draw:line>
        </draw:g>
        <draw:custom-shape draw:style-name="gr4" draw:text-style-name="P1" draw:layer="layout" svg:width="0.27cm" svg:height="0.2cm" svg:x="5.8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2cm" svg:height="0.2cm" svg:x="6.07cm" svg:y="2.0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6.17cm" svg:y1="2.05cm" svg:x2="6.17cm" svg:y2="2.25cm">
            <text:p/>
          </draw:line>
          <draw:line draw:style-name="gr3" draw:text-style-name="P2" draw:layer="layout" svg:x1="6.07cm" svg:y1="2.15cm" svg:x2="6.27cm" svg:y2="2.15cm">
            <text:p/>
          </draw:line>
        </draw:g>
        <draw:custom-shape draw:style-name="gr4" draw:text-style-name="P1" draw:layer="layout" svg:width="0.27cm" svg:height="0.2cm" svg:x="6.27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2cm" svg:height="0.2cm" svg:x="6.54cm" svg:y="2.0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6.64cm" svg:y1="2.05cm" svg:x2="6.64cm" svg:y2="2.25cm">
            <text:p/>
          </draw:line>
          <draw:line draw:style-name="gr3" draw:text-style-name="P2" draw:layer="layout" svg:x1="6.54cm" svg:y1="2.15cm" svg:x2="6.74cm" svg:y2="2.15cm">
            <text:p/>
          </draw:line>
        </draw:g>
        <draw:custom-shape draw:style-name="gr4" draw:text-style-name="P1" draw:layer="layout" svg:width="0.27cm" svg:height="0.2cm" svg:x="6.74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2cm" svg:height="0.2cm" svg:x="7.01cm" svg:y="2.0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7.11cm" svg:y1="2.05cm" svg:x2="7.11cm" svg:y2="2.25cm">
            <text:p/>
          </draw:line>
          <draw:line draw:style-name="gr3" draw:text-style-name="P2" draw:layer="layout" svg:x1="7.01cm" svg:y1="2.15cm" svg:x2="7.21cm" svg:y2="2.15cm">
            <text:p/>
          </draw:line>
        </draw:g>
        <draw:custom-shape draw:style-name="gr4" draw:text-style-name="P1" draw:layer="layout" svg:width="0.27cm" svg:height="0.2cm" svg:x="7.21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2cm" svg:height="0.2cm" svg:x="7.48cm" svg:y="2.0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7.58cm" svg:y1="2.05cm" svg:x2="7.58cm" svg:y2="2.25cm">
            <text:p/>
          </draw:line>
          <draw:line draw:style-name="gr3" draw:text-style-name="P2" draw:layer="layout" svg:x1="7.48cm" svg:y1="2.15cm" svg:x2="7.68cm" svg:y2="2.15cm">
            <text:p/>
          </draw:line>
        </draw:g>
        <draw:custom-shape draw:style-name="gr4" draw:text-style-name="P1" draw:layer="layout" svg:width="0.27cm" svg:height="0.2cm" svg:x="7.68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2cm" svg:height="0.2cm" svg:x="7.95cm" svg:y="2.0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8.05cm" svg:y1="2.05cm" svg:x2="8.05cm" svg:y2="2.25cm">
            <text:p/>
          </draw:line>
          <draw:line draw:style-name="gr3" draw:text-style-name="P2" draw:layer="layout" svg:x1="7.95cm" svg:y1="2.15cm" svg:x2="8.15cm" svg:y2="2.15cm">
            <text:p/>
          </draw:line>
        </draw:g>
        <draw:custom-shape draw:style-name="gr4" draw:text-style-name="P1" draw:layer="layout" svg:width="0.27cm" svg:height="0.2cm" svg:x="8.15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2cm" svg:height="0.2cm" svg:x="8.42cm" svg:y="2.0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8.52cm" svg:y1="2.05cm" svg:x2="8.52cm" svg:y2="2.25cm">
            <text:p/>
          </draw:line>
          <draw:line draw:style-name="gr3" draw:text-style-name="P2" draw:layer="layout" svg:x1="8.42cm" svg:y1="2.15cm" svg:x2="8.62cm" svg:y2="2.15cm">
            <text:p/>
          </draw:line>
        </draw:g>
        <draw:custom-shape draw:style-name="gr4" draw:text-style-name="P1" draw:layer="layout" svg:width="0.27cm" svg:height="0.2cm" svg:x="8.62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2cm" svg:height="0.2cm" svg:x="8.89cm" svg:y="2.0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8.99cm" svg:y1="2.05cm" svg:x2="8.99cm" svg:y2="2.25cm">
            <text:p/>
          </draw:line>
          <draw:line draw:style-name="gr3" draw:text-style-name="P2" draw:layer="layout" svg:x1="8.89cm" svg:y1="2.15cm" svg:x2="9.09cm" svg:y2="2.15cm">
            <text:p/>
          </draw:line>
        </draw:g>
        <draw:custom-shape draw:style-name="gr4" draw:text-style-name="P1" draw:layer="layout" svg:width="0.27cm" svg:height="0.2cm" svg:x="9.09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2cm" svg:height="0.2cm" svg:x="9.36cm" svg:y="2.0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9.46cm" svg:y1="2.05cm" svg:x2="9.46cm" svg:y2="2.25cm">
            <text:p/>
          </draw:line>
          <draw:line draw:style-name="gr3" draw:text-style-name="P2" draw:layer="layout" svg:x1="9.36cm" svg:y1="2.15cm" svg:x2="9.56cm" svg:y2="2.15cm">
            <text:p/>
          </draw:line>
        </draw:g>
        <draw:custom-shape draw:style-name="gr4" draw:text-style-name="P1" draw:layer="layout" svg:width="0.27cm" svg:height="0.2cm" svg:x="9.56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2cm" svg:height="0.2cm" svg:x="9.83cm" svg:y="2.0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9.93cm" svg:y1="2.05cm" svg:x2="9.93cm" svg:y2="2.25cm">
            <text:p/>
          </draw:line>
          <draw:line draw:style-name="gr3" draw:text-style-name="P2" draw:layer="layout" svg:x1="9.83cm" svg:y1="2.15cm" svg:x2="10.03cm" svg:y2="2.15cm">
            <text:p/>
          </draw:line>
        </draw:g>
        <draw:custom-shape draw:style-name="gr4" draw:text-style-name="P1" draw:layer="layout" svg:width="0.27cm" svg:height="0.2cm" svg:x="10.03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2cm" svg:height="0.2cm" svg:x="10.3cm" svg:y="2.0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0.4cm" svg:y1="2.05cm" svg:x2="10.4cm" svg:y2="2.25cm">
            <text:p/>
          </draw:line>
          <draw:line draw:style-name="gr3" draw:text-style-name="P2" draw:layer="layout" svg:x1="10.3cm" svg:y1="2.15cm" svg:x2="10.5cm" svg:y2="2.15cm">
            <text:p/>
          </draw:line>
        </draw:g>
        <draw:custom-shape draw:style-name="gr4" draw:text-style-name="P1" draw:layer="layout" svg:width="0.27cm" svg:height="0.2cm" svg:x="10.5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2cm" svg:height="0.2cm" svg:x="10.77cm" svg:y="2.0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0.87cm" svg:y1="2.05cm" svg:x2="10.87cm" svg:y2="2.25cm">
            <text:p/>
          </draw:line>
          <draw:line draw:style-name="gr3" draw:text-style-name="P2" draw:layer="layout" svg:x1="10.77cm" svg:y1="2.15cm" svg:x2="10.97cm" svg:y2="2.15cm">
            <text:p/>
          </draw:line>
        </draw:g>
        <draw:custom-shape draw:style-name="gr4" draw:text-style-name="P1" draw:layer="layout" svg:width="0.27cm" svg:height="0.2cm" svg:x="10.97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2cm" svg:height="0.2cm" svg:x="11.24cm" svg:y="2.0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1.34cm" svg:y1="2.05cm" svg:x2="11.34cm" svg:y2="2.25cm">
            <text:p/>
          </draw:line>
          <draw:line draw:style-name="gr3" draw:text-style-name="P2" draw:layer="layout" svg:x1="11.24cm" svg:y1="2.15cm" svg:x2="11.44cm" svg:y2="2.15cm">
            <text:p/>
          </draw:line>
        </draw:g>
        <draw:custom-shape draw:style-name="gr4" draw:text-style-name="P1" draw:layer="layout" svg:width="0.27cm" svg:height="0.2cm" svg:x="11.44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2cm" svg:height="0.2cm" svg:x="11.71cm" svg:y="2.0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1.81cm" svg:y1="2.05cm" svg:x2="11.81cm" svg:y2="2.25cm">
            <text:p/>
          </draw:line>
          <draw:line draw:style-name="gr3" draw:text-style-name="P2" draw:layer="layout" svg:x1="11.71cm" svg:y1="2.15cm" svg:x2="11.91cm" svg:y2="2.15cm">
            <text:p/>
          </draw:line>
        </draw:g>
        <draw:custom-shape draw:style-name="gr4" draw:text-style-name="P1" draw:layer="layout" svg:width="0.27cm" svg:height="0.2cm" svg:x="11.91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2cm" svg:height="0.2cm" svg:x="12.18cm" svg:y="2.0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2.28cm" svg:y1="2.05cm" svg:x2="12.28cm" svg:y2="2.25cm">
            <text:p/>
          </draw:line>
          <draw:line draw:style-name="gr3" draw:text-style-name="P2" draw:layer="layout" svg:x1="12.18cm" svg:y1="2.15cm" svg:x2="12.38cm" svg:y2="2.15cm">
            <text:p/>
          </draw:line>
        </draw:g>
        <draw:custom-shape draw:style-name="gr4" draw:text-style-name="P1" draw:layer="layout" svg:width="0.27cm" svg:height="0.2cm" svg:x="12.38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2cm" svg:height="0.2cm" svg:x="12.65cm" svg:y="2.0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2.75cm" svg:y1="2.05cm" svg:x2="12.75cm" svg:y2="2.25cm">
            <text:p/>
          </draw:line>
          <draw:line draw:style-name="gr3" draw:text-style-name="P2" draw:layer="layout" svg:x1="12.65cm" svg:y1="2.15cm" svg:x2="12.85cm" svg:y2="2.15cm">
            <text:p/>
          </draw:line>
        </draw:g>
        <draw:custom-shape draw:style-name="gr4" draw:text-style-name="P1" draw:layer="layout" svg:width="0.27cm" svg:height="0.2cm" svg:x="12.85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2cm" svg:height="0.2cm" svg:x="13.12cm" svg:y="2.0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3.22cm" svg:y1="2.05cm" svg:x2="13.22cm" svg:y2="2.25cm">
            <text:p/>
          </draw:line>
          <draw:line draw:style-name="gr3" draw:text-style-name="P2" draw:layer="layout" svg:x1="13.12cm" svg:y1="2.15cm" svg:x2="13.32cm" svg:y2="2.15cm">
            <text:p/>
          </draw:line>
        </draw:g>
        <draw:custom-shape draw:style-name="gr4" draw:text-style-name="P1" draw:layer="layout" svg:width="0.27cm" svg:height="0.2cm" svg:x="13.32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2cm" svg:height="0.2cm" svg:x="13.59cm" svg:y="2.0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3.69cm" svg:y1="2.05cm" svg:x2="13.69cm" svg:y2="2.25cm">
            <text:p/>
          </draw:line>
          <draw:line draw:style-name="gr3" draw:text-style-name="P2" draw:layer="layout" svg:x1="13.59cm" svg:y1="2.15cm" svg:x2="13.79cm" svg:y2="2.15cm">
            <text:p/>
          </draw:line>
        </draw:g>
        <draw:custom-shape draw:style-name="gr4" draw:text-style-name="P1" draw:layer="layout" svg:width="0.27cm" svg:height="0.2cm" svg:x="13.79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2cm" svg:height="0.2cm" svg:x="14.06cm" svg:y="2.0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16cm" svg:y1="2.05cm" svg:x2="14.16cm" svg:y2="2.25cm">
            <text:p/>
          </draw:line>
          <draw:line draw:style-name="gr3" draw:text-style-name="P2" draw:layer="layout" svg:x1="14.06cm" svg:y1="2.15cm" svg:x2="14.26cm" svg:y2="2.15cm">
            <text:p/>
          </draw:line>
        </draw:g>
        <draw:custom-shape draw:style-name="gr4" draw:text-style-name="P1" draw:layer="layout" svg:width="0.27cm" svg:height="0.2cm" svg:x="14.26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2cm" svg:height="0.2cm" svg:x="14.53cm" svg:y="2.0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63cm" svg:y1="2.05cm" svg:x2="14.63cm" svg:y2="2.25cm">
            <text:p/>
          </draw:line>
          <draw:line draw:style-name="gr3" draw:text-style-name="P2" draw:layer="layout" svg:x1="14.53cm" svg:y1="2.15cm" svg:x2="14.73cm" svg:y2="2.15cm">
            <text:p/>
          </draw:line>
        </draw:g>
        <draw:custom-shape draw:style-name="gr4" draw:text-style-name="P1" draw:layer="layout" svg:width="0.27cm" svg:height="0.2cm" svg:x="14.73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2cm" svg:height="0.2cm" svg:x="15cm" svg:y="2.0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5.1cm" svg:y1="2.05cm" svg:x2="15.1cm" svg:y2="2.25cm">
            <text:p/>
          </draw:line>
          <draw:line draw:style-name="gr3" draw:text-style-name="P2" draw:layer="layout" svg:x1="15cm" svg:y1="2.15cm" svg:x2="15.2cm" svg:y2="2.15cm">
            <text:p/>
          </draw:line>
        </draw:g>
        <draw:custom-shape draw:style-name="gr4" draw:text-style-name="P1" draw:layer="layout" svg:width="0.27cm" svg:height="0.2cm" svg:x="15.2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2cm" svg:height="0.2cm" svg:x="15.47cm" svg:y="2.0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5.57cm" svg:y1="2.05cm" svg:x2="15.57cm" svg:y2="2.25cm">
            <text:p/>
          </draw:line>
          <draw:line draw:style-name="gr3" draw:text-style-name="P2" draw:layer="layout" svg:x1="15.47cm" svg:y1="2.15cm" svg:x2="15.67cm" svg:y2="2.15cm">
            <text:p/>
          </draw:line>
        </draw:g>
        <draw:custom-shape draw:style-name="gr4" draw:text-style-name="P1" draw:layer="layout" svg:width="0.27cm" svg:height="0.2cm" svg:x="15.67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2cm" svg:height="0.2cm" svg:x="15.94cm" svg:y="2.0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6.04cm" svg:y1="2.05cm" svg:x2="16.04cm" svg:y2="2.25cm">
            <text:p/>
          </draw:line>
          <draw:line draw:style-name="gr3" draw:text-style-name="P2" draw:layer="layout" svg:x1="15.94cm" svg:y1="2.15cm" svg:x2="16.14cm" svg:y2="2.15cm">
            <text:p/>
          </draw:line>
        </draw:g>
        <draw:custom-shape draw:style-name="gr4" draw:text-style-name="P1" draw:layer="layout" svg:width="0.27cm" svg:height="0.2cm" svg:x="16.14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2cm" svg:height="0.2cm" svg:x="16.41cm" svg:y="2.0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6.51cm" svg:y1="2.05cm" svg:x2="16.51cm" svg:y2="2.25cm">
            <text:p/>
          </draw:line>
          <draw:line draw:style-name="gr3" draw:text-style-name="P2" draw:layer="layout" svg:x1="16.41cm" svg:y1="2.15cm" svg:x2="16.61cm" svg:y2="2.15cm">
            <text:p/>
          </draw:line>
        </draw:g>
        <draw:custom-shape draw:style-name="gr4" draw:text-style-name="P1" draw:layer="layout" svg:width="0.27cm" svg:height="0.2cm" svg:x="16.61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2cm" svg:height="0.2cm" svg:x="16.88cm" svg:y="2.0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6.98cm" svg:y1="2.05cm" svg:x2="16.98cm" svg:y2="2.25cm">
            <text:p/>
          </draw:line>
          <draw:line draw:style-name="gr3" draw:text-style-name="P2" draw:layer="layout" svg:x1="16.88cm" svg:y1="2.15cm" svg:x2="17.08cm" svg:y2="2.15cm">
            <text:p/>
          </draw:line>
        </draw:g>
        <draw:custom-shape draw:style-name="gr4" draw:text-style-name="P1" draw:layer="layout" svg:width="0.27cm" svg:height="0.2cm" svg:x="17.08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2cm" svg:height="0.2cm" svg:x="17.35cm" svg:y="2.0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7.45cm" svg:y1="2.05cm" svg:x2="17.45cm" svg:y2="2.25cm">
            <text:p/>
          </draw:line>
          <draw:line draw:style-name="gr3" draw:text-style-name="P2" draw:layer="layout" svg:x1="17.35cm" svg:y1="2.15cm" svg:x2="17.55cm" svg:y2="2.15cm">
            <text:p/>
          </draw:line>
        </draw:g>
        <draw:custom-shape draw:style-name="gr4" draw:text-style-name="P1" draw:layer="layout" svg:width="0.27cm" svg:height="0.2cm" svg:x="17.55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2cm" svg:height="0.2cm" svg:x="17.82cm" svg:y="2.0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7.92cm" svg:y1="2.05cm" svg:x2="17.92cm" svg:y2="2.25cm">
            <text:p/>
          </draw:line>
          <draw:line draw:style-name="gr3" draw:text-style-name="P2" draw:layer="layout" svg:x1="17.82cm" svg:y1="2.15cm" svg:x2="18.02cm" svg:y2="2.15cm">
            <text:p/>
          </draw:line>
        </draw:g>
        <draw:custom-shape draw:style-name="gr4" draw:text-style-name="P1" draw:layer="layout" svg:width="0.27cm" svg:height="0.2cm" svg:x="18.02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2cm" svg:height="0.2cm" svg:x="18.29cm" svg:y="2.0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8.39cm" svg:y1="2.05cm" svg:x2="18.39cm" svg:y2="2.25cm">
            <text:p/>
          </draw:line>
          <draw:line draw:style-name="gr3" draw:text-style-name="P2" draw:layer="layout" svg:x1="18.29cm" svg:y1="2.15cm" svg:x2="18.49cm" svg:y2="2.15cm">
            <text:p/>
          </draw:line>
        </draw:g>
        <draw:custom-shape draw:style-name="gr4" draw:text-style-name="P1" draw:layer="layout" svg:width="0.27cm" svg:height="0.2cm" svg:x="18.49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2cm" svg:height="0.2cm" svg:x="18.76cm" svg:y="2.0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8.86cm" svg:y1="2.05cm" svg:x2="18.86cm" svg:y2="2.25cm">
            <text:p/>
          </draw:line>
          <draw:line draw:style-name="gr3" draw:text-style-name="P2" draw:layer="layout" svg:x1="18.76cm" svg:y1="2.15cm" svg:x2="18.96cm" svg:y2="2.15cm">
            <text:p/>
          </draw:line>
        </draw:g>
        <draw:custom-shape draw:style-name="gr4" draw:text-style-name="P1" draw:layer="layout" svg:width="0.27cm" svg:height="0.2cm" svg:x="18.96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2cm" svg:height="0.2cm" svg:x="19.23cm" svg:y="2.0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9.33cm" svg:y1="2.05cm" svg:x2="19.33cm" svg:y2="2.25cm">
            <text:p/>
          </draw:line>
          <draw:line draw:style-name="gr3" draw:text-style-name="P2" draw:layer="layout" svg:x1="19.23cm" svg:y1="2.15cm" svg:x2="19.43cm" svg:y2="2.15cm">
            <text:p/>
          </draw:line>
        </draw:g>
        <draw:custom-shape draw:style-name="gr4" draw:text-style-name="P1" draw:layer="layout" svg:width="0.27cm" svg:height="0.2cm" svg:x="19.43cm" svg:y="2.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7cm" svg:height="0.2cm" svg:x="1.1cm" svg:y="2.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7cm" svg:height="0.2cm" svg:x="1.83cm" svg:y="3.1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2cm" svg:height="0.526cm" svg:x="2cm" svg:y="2.974cm">
          <draw:text-box>
            <text:p><text:span text:style-name="T1">Pixel to Pixel Gap 2.7mm</text:span></text:p>
          </draw:text-box>
        </draw:frame>
        <draw:g>
          <draw:custom-shape draw:style-name="gr2" draw:text-style-name="P1" draw:layer="layout" svg:width="0.2cm" svg:height="0.2cm" svg:x="1.9cm" svg:y="3.7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cm" svg:y1="3.7cm" svg:x2="2cm" svg:y2="3.9cm">
            <text:p/>
          </draw:line>
          <draw:line draw:style-name="gr3" draw:text-style-name="P2" draw:layer="layout" svg:x1="1.9cm" svg:y1="3.8cm" svg:x2="2.1cm" svg:y2="3.8cm">
            <text:p/>
          </draw:line>
        </draw:g>
        <draw:frame draw:style-name="gr5" draw:text-style-name="P3" draw:layer="layout" svg:width="6.2cm" svg:height="0.526cm" svg:x="2cm" svg:y="3.574cm">
          <draw:text-box>
            <text:p><text:span text:style-name="T1">2mm x 2mm</text:span></text:p>
          </draw:text-box>
        </draw:frame>
        <draw:frame draw:style-name="gr5" draw:text-style-name="P3" draw:layer="layout" svg:width="6.2cm" svg:height="0.526cm" svg:x="2.2cm" svg:y="1.174cm">
          <draw:text-box>
            <text:p><text:span text:style-name="T1">APA102 2020 200ppm 5mm wide stri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5T13:30:41.207000000</meta:creation-date>
    <dc:date>2019-07-05T13:47:00.777000000</dc:date>
    <meta:editing-duration>PT5M38S</meta:editing-duration>
    <meta:editing-cycles>1</meta:editing-cycles>
    <meta:document-statistic meta:object-count="205"/>
    <meta:generator>LibreOffice/6.2.4.2$Windows_X86_64 LibreOffice_project/2412653d852ce75f65fbfa83fb7e7b669a126d64</meta:generator>
  </office:meta>
</office:document-meta>
</file>